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color="#333333" style:font-name="Arial" fo:font-weight="normal" style:font-weight-asian="normal" style:font-name-complex="Arial" style:font-weight-complex="normal"/>
    </style:style>
    <style:style style:name="P2" style:family="paragraph" style:parent-style-name="Standard">
      <style:paragraph-properties fo:text-align="justify" style:justify-single-word="false"/>
      <style:text-properties fo:color="#333333" style:font-name="Arial" fo:font-weight="normal" officeooo:rsid="00223c97" officeooo:paragraph-rsid="00223c97" style:font-weight-asian="normal" style:font-name-complex="Ari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officeooo:paragraph-rsid="001aaab2" style:font-weight-asian="normal" style:font-weight-complex="normal"/>
    </style:style>
    <style:style style:name="P5" style:family="paragraph" style:parent-style-name="Standard">
      <style:paragraph-properties fo:text-align="justify" style:justify-single-word="false"/>
      <style:text-properties fo:font-weight="normal" officeooo:rsid="001e246c" officeooo:paragraph-rsid="001e246c" style:font-weight-asian="normal" style:font-weight-complex="normal"/>
    </style:style>
    <style:style style:name="P6" style:family="paragraph" style:parent-style-name="Standard" style:list-style-name="WW8Num7">
      <style:paragraph-properties fo:margin-top="0in" fo:margin-bottom="0in" style:contextual-spacing="false" fo:text-align="justify" style:justify-single-word="false"/>
      <style:text-properties fo:font-weight="normal" officeooo:paragraph-rsid="001c5531" style:font-weight-asian="normal" style:font-weight-complex="normal"/>
    </style:style>
    <style:style style:name="P7" style:family="paragraph" style:parent-style-name="Heading" style:master-page-name="Standard">
      <style:paragraph-properties style:page-number="auto"/>
      <style:text-properties fo:font-size="18pt" fo:font-weight="normal" style:font-size-asian="18pt" style:font-weight-asian="normal" style:font-weight-complex="normal"/>
    </style:style>
    <style:style style:name="P8" style:family="paragraph" style:parent-style-name="Heading_20_1">
      <style:text-properties fo:font-weight="normal" style:font-weight-asian="normal" style:font-weight-complex="normal"/>
    </style:style>
    <style:style style:name="T1" style:family="text">
      <style:text-properties style:font-name="Arial" style:font-name-complex="Arial"/>
    </style:style>
    <style:style style:name="T2" style:family="text">
      <style:text-properties style:font-name="Arial" officeooo:rsid="00194813" style:font-name-complex="Arial"/>
    </style:style>
    <style:style style:name="T3" style:family="text">
      <style:text-properties fo:color="#333333" style:font-name="Arial" style:font-name-complex="Arial"/>
    </style:style>
    <style:style style:name="T4" style:family="text">
      <style:text-properties fo:color="#333333" style:font-name="Arial" officeooo:rsid="001c5531" style:font-name-complex="Arial"/>
    </style:style>
    <style:style style:name="T5" style:family="text">
      <style:text-properties officeooo:rsid="00194813"/>
    </style:style>
    <style:style style:name="T6" style:family="text">
      <style:text-properties officeooo:rsid="001aaab2"/>
    </style:style>
    <style:style style:name="T7" style:family="text">
      <style:text-properties officeooo:rsid="001c5531"/>
    </style:style>
    <style:style style:name="T8" style:family="text">
      <style:text-properties officeooo:rsid="001eae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sign Document</text:p>
      <text:p text:style-name="P3"/>
      <text:p text:style-name="P3"/>
      <text:p text:style-name="P3"><text:span text:style-name="T1">This document is a design document designed for </text:span><text:span text:style-name="T2">assignment 2(Mtech computing lab2)</text:span></text:p>
      <text:p text:style-name="P3"/>
      <text:p text:style-name="P3"/>
      <text:p text:style-name="P1">1. Introduction</text:p>
      <text:p text:style-name="P3"/>
      <text:p text:style-name="P3">Purpose of this document <text:span text:style-name="T5">is to elaborate the design of the assignment 2 which is chat server .</text:span></text:p>
      <text:p text:style-name="P3"/>
      <text:p text:style-name="P1">2. Architecture Design</text:p>
      <text:p text:style-name="P3"/>
      <text:p text:style-name="P5"><text:span text:style-name="T3">For each client that will send request to server, server will create a process using fork() system call. Separate stclient structue is matained for storing clients. Each client processes will be handled by the Handleclient() function. It is Handleclient responsibility to store messages in a separate message queue. A separate thread "deliveryprocess" will send all the messages that are stored in the message queue and change the head and tail pointer accordingly.</text:span></text:p>
      <text:p text:style-name="P1"/>
      <text:p text:style-name="P1">3. <text:span text:style-name="T8">Data Structure</text:span> Design</text:p>
      <text:p text:style-name="P1"/>
      <text:p text:style-name="P2">The below mentioned structure is created in the Shared memory of the sytem and it is accessed by different clients to update the messageq. Delivery process access this queue and send messages. Semaphores are used to synchronise the different clients and delivery process and to stop any overrites.</text:p>
      <text:p text:style-name="P3"/>
      <text:p text:style-name="P4"><text:span text:style-name="T6">Various structures that are used:</text:span></text:p>
      <text:p text:style-name="P4"><text:span text:style-name="T6">struct stclient</text:span></text:p>
      <text:p text:style-name="P4"><text:span text:style-name="T6">{ </text:span></text:p>
      <text:p text:style-name="P4"><text:span text:style-name="T6"><text:tab/>int sockfd;</text:span></text:p>
      <text:p text:style-name="P4"><text:span text:style-name="T6"><text:tab/>int uniqueid;</text:span></text:p>
      <text:p text:style-name="P4"><text:span text:style-name="T6"><text:tab/>char uniquename[20];</text:span></text:p>
      <text:p text:style-name="P4"><text:span text:style-name="T6">} *client;</text:span></text:p>
      <text:p text:style-name="P4"><text:span text:style-name="T6">struct stmessage{</text:span></text:p>
      <text:p text:style-name="P4"><text:span text:style-name="T6"><text:tab/>char sendername[20];</text:span></text:p>
      <text:p text:style-name="P4"><text:span text:style-name="T6"><text:tab/>char receivername[20]; </text:span></text:p>
      <text:p text:style-name="P4"><text:span text:style-name="T6"><text:tab/>int time; </text:span></text:p>
      <text:p text:style-name="P4"><text:span text:style-name="T6"><text:tab/>char text[200];</text:span></text:p>
      <text:p text:style-name="P4"><text:span text:style-name="T6"><text:tab/>int deliverstatus; </text:span></text:p>
      <text:p text:style-name="P4"><text:span text:style-name="T6"><text:tab/>int sockfd; </text:span></text:p>
      <text:p text:style-name="P4"><text:span text:style-name="T6">};</text:span></text:p>
      <text:p text:style-name="P4"><text:span text:style-name="T6">struct stmessageq</text:span></text:p>
      <text:p text:style-name="P4"><text:span text:style-name="T6">{ </text:span></text:p>
      <text:p text:style-name="P4"><text:span text:style-name="T6"><text:tab/>struct stmessage message[100];</text:span></text:p>
      <text:p text:style-name="P4"><text:soft-page-break/><text:span text:style-name="T6"><text:tab/>int head;</text:span></text:p>
      <text:p text:style-name="P4"><text:span text:style-name="T6"><text:tab/>int tail;</text:span></text:p>
      <text:p text:style-name="P4"><text:span text:style-name="T6">} *messageq;</text:span>.</text:p>
      <text:p text:style-name="P3"/>
      <text:h text:style-name="P8" text:outline-level="1"/>
      <text:p text:style-name="P3"/>
      <text:p text:style-name="P3"/>
      <text:p text:style-name="P3"><text:span text:style-name="T3">4. </text:span><text:span text:style-name="T4">Interface</text:span></text:p>
      <text:list xml:id="list5675997216764943995" text:style-name="WW8Num7">
        <text:list-item>
          <text:p text:style-name="P6"><text:span text:style-name="T7">It is simple console based application where client simply types the message that it want to send to other clients based on the format which is Clientxx/cliendid:Message. On the receiver sid the client to whom it was sent will get the message client who sent the message:Message.</text:span></text:p>
        </text:list-item>
      </text:list>
      <text:p text:style-name="P1"/>
      <text:p text:style-name="P1"/>
      <text:p text:style-name="P3"/>
      <text:p text:style-name="P3"/>
      <text:p text:style-name="P3"/>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weight="bold" style:font-name-asian="MS Mincho" style:font-family-asian="'MS Mincho', 'ＭＳ 明朝'" style:font-family-generic-asian="roman" style:font-weight-asian="bold" style:font-weight-complex="bold"/>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document</dc:title>
    <meta:initial-creator>Scharffi</meta:initial-creator>
    <meta:creation-date>2005-02-24T23:47:00</meta:creation-date>
    <dc:creator>user </dc:creator>
    <dc:date>2017-01-30T13:30:59.982480407</dc:date>
    <meta:editing-cycles>53</meta:editing-cycles>
    <meta:editing-duration>PT1H28M48S</meta:editing-duration>
    <meta:generator>LibreOffice/4.2.8.2$Linux_x86 LibreOffice_project/420$Build-2</meta:generator>
    <meta:document-statistic meta:table-count="0" meta:image-count="0" meta:object-count="0" meta:page-count="2" meta:paragraph-count="31" meta:word-count="254" meta:character-count="1640" meta:non-whitespace-character-count="1380"/>
  </office:meta>
</office:document-meta>
</file>